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style:font-name="Segoe UI Emoji" style:font-name-complex="Segoe UI Emoji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3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4" style:family="paragraph"/>
    <style:style style:name="P23" style:parent-style-name="Normal" style:list-style-name="LFO4" style:family="paragraph"/>
    <style:style style:name="P24" style:parent-style-name="Normal" style:list-style-name="LFO4" style:family="paragraph"/>
    <style:style style:name="P25" style:parent-style-name="Normal" style:list-style-name="LFO4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Execution Roadmap</text:p>
      <text:p text:style-name="P2">Phase 1 — Core Pipeline Operational</text:p>
      <text:list text:style-name="LFO1" text:continue-numbering="true">
        <text:list-item>
          <text:p text:style-name="P3"><text:span text:style-name="T4">✅</text:span><text:s/>Worker: LLM scoring → nlp_vectors</text:p>
        </text:list-item>
        <text:list-item>
          <text:p text:style-name="P5">☐ Worker: embeddings → embeddings</text:p>
        </text:list-item>
        <text:list-item>
          <text:p text:style-name="P6">☐ Worker: astro encoding → astro_features</text:p>
        </text:list-item>
        <text:list-item>
          <text:p text:style-name="P7">☐ Batch jobs for each stage</text:p>
        </text:list-item>
        <text:list-item>
          <text:p text:style-name="P8">☐ Initial dataset loaded (C-sample)</text:p>
        </text:list-item>
      </text:list>
      <text:p text:style-name="Normal">Deliverable:<text:line-break/><text:span text:style-name="T9">Full dataset processed end-to-end</text:span></text:p>
      <text:p text:style-name="Normal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10">Phase 2 — Validation &amp; Analysis</text:p>
      <text:list text:style-name="LFO2" text:continue-numbering="true">
        <text:list-item>
          <text:p text:style-name="P11">☐ UMAP visualization based on embeddings</text:p>
        </text:list-item>
        <text:list-item>
          <text:p text:style-name="P12">☐ Dominant vector distribution charts</text:p>
        </text:list-item>
        <text:list-item>
          <text:p text:style-name="P13">☐ Basic correlation heatmap</text:p>
        </text:list-item>
        <text:list-item>
          <text:p text:style-name="P14">☐ Quality checks (bio length, missing time flags)</text:p>
        </text:list-item>
      </text:list>
      <text:p text:style-name="Normal">Deliverable:<text:line-break/><text:span text:style-name="T15">Internal insight dashboard</text:span></text:p>
      <text:p text:style-name="Normal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16">Phase 3 — React Frontend MVP</text:p>
      <text:list text:style-name="LFO3" text:continue-numbering="true">
        <text:list-item>
          <text:p text:style-name="P17">☐ Upload + job monitoring page</text:p>
        </text:list-item>
        <text:list-item>
          <text:p text:style-name="P18">☐ Person detail view</text:p>
        </text:list-item>
        <text:list-item>
          <text:p text:style-name="P19">☐ Correlation explorer page</text:p>
        </text:list-item>
      </text:list>
      <text:p text:style-name="Normal">Deliverable:<text:line-break/><text:span text:style-name="T20">User-facing demonstration</text:span></text:p>
      <text:p text:style-name="Normal"><draw:custom-shape svg:x="0in" svg:y="0in" svg:width="45.5104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P21">Phase 4 — Refinement &amp; Scaling</text:p>
      <text:list text:style-name="LFO4" text:continue-numbering="true">
        <text:list-item>
          <text:p text:style-name="P22">☐ Error handling and retry controls</text:p>
        </text:list-item>
        <text:list-item>
          <text:p text:style-name="P23">☐ Caching/queue throughput tuning</text:p>
        </text:list-item>
        <text:list-item>
          <text:p text:style-name="P24">☐ Parallelization optimizations</text:p>
        </text:list-item>
        <text:list-item>
          <text:p text:style-name="P25">☐ Export/report generator</text:p>
        </text:list-item>
      </text:list>
      <text:p text:style-name="Normal">Deliverable:<text:line-break/><text:span text:style-name="T26">Stable research product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or Jørund Nydal</meta:initial-creator>
    <dc:creator>Thor Jørund Nydal</dc:creator>
    <meta:creation-date>2025-10-29T14:30:00Z</meta:creation-date>
    <dc:date>2025-10-29T14:31:00Z</dc:date>
    <meta:template xlink:href="Normal" xlink:type="simple"/>
    <meta:editing-cycles>1</meta:editing-cycles>
    <meta:editing-duration>PT60S</meta:editing-duration>
    <meta:document-statistic meta:page-count="2" meta:paragraph-count="1" meta:word-count="127" meta:character-count="856" meta:row-count="6" meta:non-whitespace-character-count="730"/>
  </office:meta>
</office:document-meta>
</file>